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-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VISION (1:1-28): Ezekiel receives visions of God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VISION (1:1-28): Ezekiel receives visions of God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Ezekiel and the cherubim of God (1:1-2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Ezekiel and the cherubim of God (1:1-25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e sees these heavenly creatures (1:1-23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He sees these heavenly creatures (1:1-23).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The appearance of the living beings (1:5-11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-title-Title-Slide" presentation:presentation-page-layout-name="Master1-PPL1" draw:id="Slide-260">
        <draw:frame draw:id="id91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<text:s text:c="1"/>The appearance of the living beings (1:5-11):<text:s text:c="1"/></text:span><text:span text:style-name="a472" text:class-names=""/></text:p>
          </draw:text-box>
          <svg:title/>
          <svg:desc/>
        </draw:frame>
        <draw:frame draw:id="id92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Each has four faces (1:5, 10).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6" draw:style-name="a480" draw:master-page-name="Master1-Layout12-tx-Title-and-Text" presentation:presentation-page-layout-name="Master1-PPL12" draw:id="Slide-261">
        <draw:frame draw:id="id93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Each has four faces (1:5, 10).<text:s text:c="1"/></text:span><text:span text:style-name="a482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face in front is a man's face (1:10a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face on the right is a lion's face (1:10h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face on the left is an ox's face (1:10c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face in back is an eagle's face (1:5, 10d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2-tx-Title-and-Text" presentation:presentation-page-layout-name="Master1-PPL12" draw:id="Slide-262">
        <draw:frame draw:id="id95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appearance of the living beings (1:5-11):<text:s text:c="1"/></text:span><text:span text:style-name="a503" text:class-names=""/></text:p>
          </draw:text-box>
          <svg:title/>
          <svg:desc/>
        </draw:frame>
        <draw:frame draw:id="id96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Each has four faces (1:5, 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Each has two pairs of wings (1:6, 9, 11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Each has human hands beneath its wings (1:8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Each possesses legs like those of men but feet like calves' feet (1:7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8" draw:style-name="a522" draw:master-page-name="Master1-Layout12-tx-Title-and-Text" presentation:presentation-page-layout-name="Master1-PPL12" draw:id="Slide-263">
        <draw:frame draw:id="id97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He sees these heavenly creatures (1:1-23).<text:s text:c="1"/></text:span><text:span text:style-name="a524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appearance of the living beings (1:5-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vision of God (1:1-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activities of the living beings (1:12-2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activities of the living beings (1:12-23)<text:s text:c="1"/></text:span><text:span text:style-name="a542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y go in whatever direction the spirit chooses (1:12, 17, 20-2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y glow like bright coals of fire when they move (1: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ir movement is swift as lightning (1:14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Each is accompanied by a polished chrysolite wheel, with a second wheel crosswise inside (1:15-16, 1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wheels have rims and spokes (1:18a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ims are filled with eyes (1:18b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e sees these heavenly creatures (1:1-23).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ppearance of the living beings (1:5-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vision of God (1:1-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activities of the living beings (1:12-23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Ezekiel and the cherubim of God (1:1-25)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He sees these heavenly creatures (1:1-23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He hears these heavenly creatures (1:24-25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<text:s text:c="1"/>He hears these heavenly creatures (1:24-25).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ir wings roar like waves against the shore (1:24a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ir wings sound like the voice of God (1:24b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wings sound like the shout of a mighty army (1:24c-25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Ezekiel and the cherubim of God (1:1-25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e sees these heavenly creatures (1:1-23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hears these heavenly creatures (1:24-2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VISION (1:1-28): Ezekiel receives visions of God.<text:s text:c="1"/></text:span><text:span text:style-name="a635" text:class-names=""/></text:p>
          </draw:text-box>
          <svg:title/>
          <svg:desc/>
        </draw:frame>
        <draw:frame draw:id="id110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Ezekiel and the cherubim of God (1:1-25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Ezekiel and the Christ of God (1:26-2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5" draw:style-name="a648" draw:master-page-name="Master1-Layout12-tx-Title-and-Text" presentation:presentation-page-layout-name="Master1-PPL12" draw:id="Slide-270">
        <draw:frame draw:id="id111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Ezekiel and the Christ of God (1:26-28)<text:s text:c="1"/></text:span><text:span text:style-name="a650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Ezekiel sees a man seated upon a throne made of beautiful blue sapphire stones (1:26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is appearance is like glowing amber, surrounded by a rainbow like halo (1:27-2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VISION (1:1-28): Ezekiel receives visions of God.<text:s text:c="1"/></text:span><text:span text:style-name="a665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Ezekiel and the cherubim of God (1:1-2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zekiel and the Christ of God (1:26-28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EZEKIEL 1-3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VISION (1:1-28): Ezekiel receives visions of God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VOICE (2:1-3:27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-title-Title-Slide" presentation:presentation-page-layout-name="Master1-PPL1" draw:id="Slide-273">
        <draw:frame draw:id="id117" presentation:style-name="a697" draw:name="Title 1" svg:x="1.38in" svg:y="0.83in" svg:width="10.3in" svg:height="4.42in" presentation:class="title" presentation:placeholder="false">
          <draw:text-box>
            <text:p text:style-name="a696" text:class-names="" text:cond-style-name=""><text:span text:style-name="a694" text:class-names="">THE VOICE (2:1-3:27):<text:s text:c="1"/></text:span><text:span text:style-name="a695" text:class-names=""/></text:p>
          </draw:text-box>
          <svg:title/>
          <svg:desc/>
        </draw:frame>
        <draw:frame draw:id="id118" presentation:style-name="a702" draw:name="Subtitle 2" svg:x="1.38in" svg:y="5.25in" svg:width="10.3in" svg:height="1.85in" presentation:class="subtitle" presentation:placeholder="false">
          <draw:text-box>
            <text:p text:style-name="a699" text:class-names="" text:cond-style-name=""><text:span text:style-name="a698" text:class-names=""><text:s text:c="1"/>The recipients (2:1-5; 3:4-7)<text:s text:c="1"/></text:span></text:p>
            <text:p text:style-name="a701" text:class-names="" text:cond-style-name=""><text:span text:style-name="a700" text:class-names=""/></text:p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The recipients (2:1-5; 3:4-7)<text:s text:c="1"/></text:span><text:span text:style-name="a705" text:class-names=""/></text:p>
          </draw:text-box>
          <svg:title/>
          <svg:desc/>
        </draw:frame>
        <draw:frame draw:id="id120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Who they are (2:1 -3; 3:4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What they are (2:4-5; 3:5-7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VOICE (2:1-3:27):<text:s text:c="1"/></text:span><text:span text:style-name="a720" text:class-names=""/></text:p>
          </draw:text-box>
          <svg:title/>
          <svg:desc/>
        </draw:frame>
        <draw:frame draw:id="id122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recipients (2:1-5; 3:4-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eassurance (2:6-3:3, 8-9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1" draw:style-name="a733" draw:master-page-name="Master1-Layout12-tx-Title-and-Text" presentation:presentation-page-layout-name="Master1-PPL12" draw:id="Slide-276">
        <draw:frame draw:id="id123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reassurance (2:6-3:3, 8-9)<text:s text:c="1"/></text:span><text:span text:style-name="a735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God gives Ezekiel the sermon he needs (2:6-3: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God gives Ezekiel the strength he needs (3:8-9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2" draw:style-name="a748" draw:master-page-name="Master1-Layout12-tx-Title-and-Text" presentation:presentation-page-layout-name="Master1-PPL12" draw:id="Slide-277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VOICE (2:1-3:27):<text:s text:c="1"/></text:span><text:span text:style-name="a750" text:class-names=""/></text:p>
          </draw:text-box>
          <svg:title/>
          <svg:desc/>
        </draw:frame>
        <draw:frame draw:id="id126" presentation:style-name="a771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recipients (2:1-5; 3:4-7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reassurance (2:6-3:3, 8-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reflection (3:10-11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reaction (3:12-15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role (3:16-21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3" draw:style-name="a772" draw:master-page-name="Master1-Layout12-tx-Title-and-Text" presentation:presentation-page-layout-name="Master1-PPL12" draw:id="Slide-278">
        <draw:frame draw:id="id127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role (3:16-21):<text:s text:c="1"/></text:span><text:span text:style-name="a774" text:class-names=""/></text:p>
          </draw:text-box>
          <svg:title/>
          <svg:desc/>
        </draw:frame>
        <draw:frame draw:id="id128" presentation:style-name="a786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o the godless (3:16-19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o the godly (3:20-21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4" draw:style-name="a787" draw:master-page-name="Master1-Layout12-tx-Title-and-Text" presentation:presentation-page-layout-name="Master1-PPL12" draw:id="Slide-279">
        <draw:frame draw:id="id129" presentation:style-name="a791" draw:name="Title 1" svg:x="1.38in" svg:y="0.4in" svg:width="10.6in" svg:height="1.44965in" presentation:class="title" presentation:placeholder="false">
          <draw:text-box>
            <text:p text:style-name="a790" text:class-names="" text:cond-style-name=""><text:span text:style-name="a788" text:class-names="">THE VOICE (2:1-3:27):<text:s text:c="1"/></text:span><text:span text:style-name="a789" text:class-names=""/></text:p>
          </draw:text-box>
          <svg:title/>
          <svg:desc/>
        </draw:frame>
        <draw:frame draw:id="id130" presentation:style-name="a813" draw:name="Text Placeholder 2" svg:x="1.38in" svg:y="2in" svg:width="9.4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<text:s text:c="1"/>The recipients (2:1-5; 3:4-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The reassurance (2:6-3:3, 8-9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reflection (3:10-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reaction (3:12-1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role (3:16-21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restriction (3:22-27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25" draw:style-name="a814" draw:master-page-name="Master1-Layout12-tx-Title-and-Text" presentation:presentation-page-layout-name="Master1-PPL12" draw:id="Slide-280">
        <draw:frame draw:id="id131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EZEKIEL 1-3<text:s text:c="1"/></text:span><text:span text:style-name="a816" text:class-names=""/></text:p>
          </draw:text-box>
          <svg:title/>
          <svg:desc/>
        </draw:frame>
        <draw:frame draw:id="id132" presentation:style-name="a828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THE VISION (1:1-28): Ezekiel receives visions of God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THE VOICE (2:1-3:27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-3 </dc:title>
    <meta:initial-creator>David STRICKLAND</meta:initial-creator>
    <dc:creator>David STRICKLAND</dc:creator>
    <meta:creation-date>2020-02-22T19:26:58Z</meta:creation-date>
    <dc:date>2020-02-22T19:26:59Z</dc:date>
    <meta:template xlink:href="BibleStudy" xlink:type="simple"/>
    <meta:editing-cycles>1</meta:editing-cycles>
    <meta:editing-duration>PT0S</meta:editing-duration>
    <meta:document-statistic meta:paragraph-count="87" meta:word-count="823"/>
  </office:meta>
</office:document-meta>
</file>